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 Mono" svg:font-family="'SF Mono', SFMono-Regular, Consolas, 'Liberation Mono', Menlo, Courier, monospac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4a29cd" officeooo:paragraph-rsid="004a29cd"/>
    </style:style>
    <style:style style:name="P11" style:family="paragraph" style:parent-style-name="Text_20_body">
      <style:text-properties officeooo:rsid="004a29cd" officeooo:paragraph-rsid="004f484a"/>
    </style:style>
    <style:style style:name="P12" style:family="paragraph" style:parent-style-name="Text_20_body">
      <style:text-properties officeooo:rsid="001796fb" officeooo:paragraph-rsid="000c2577"/>
    </style:style>
    <style:style style:name="P13" style:family="paragraph" style:parent-style-name="Text_20_body">
      <style:text-properties officeooo:rsid="001796fb" officeooo:paragraph-rsid="001cd0a5"/>
    </style:style>
    <style:style style:name="P14" style:family="paragraph" style:parent-style-name="Text_20_body">
      <style:text-properties officeooo:rsid="001796fb" officeooo:paragraph-rsid="00471c60"/>
    </style:style>
    <style:style style:name="P15" style:family="paragraph" style:parent-style-name="Text_20_body">
      <style:text-properties officeooo:rsid="00140416" officeooo:paragraph-rsid="00140416"/>
    </style:style>
    <style:style style:name="P16" style:family="paragraph" style:parent-style-name="Text_20_body">
      <style:text-properties officeooo:rsid="00178e6a" officeooo:paragraph-rsid="00178e6a"/>
    </style:style>
    <style:style style:name="P17" style:family="paragraph" style:parent-style-name="Text_20_body">
      <style:text-properties officeooo:rsid="00178e6a" officeooo:paragraph-rsid="001cd0a5"/>
    </style:style>
    <style:style style:name="P18" style:family="paragraph" style:parent-style-name="Text_20_body">
      <style:text-properties officeooo:rsid="0035d09e" officeooo:paragraph-rsid="00275c57"/>
    </style:style>
    <style:style style:name="P19" style:family="paragraph" style:parent-style-name="Text_20_body">
      <style:text-properties officeooo:rsid="0020ff12" officeooo:paragraph-rsid="0020ff12"/>
    </style:style>
    <style:style style:name="P20" style:family="paragraph" style:parent-style-name="Text_20_body">
      <style:text-properties officeooo:rsid="0038664e" officeooo:paragraph-rsid="0038ea85"/>
    </style:style>
    <style:style style:name="P21" style:family="paragraph" style:parent-style-name="Text_20_body">
      <style:text-properties officeooo:rsid="003b0037" officeooo:paragraph-rsid="003b0037"/>
    </style:style>
    <style:style style:name="P22" style:family="paragraph" style:parent-style-name="Text_20_body">
      <style:text-properties officeooo:rsid="000f5a8d" officeooo:paragraph-rsid="000c2577"/>
    </style:style>
    <style:style style:name="P23" style:family="paragraph" style:parent-style-name="Text_20_body">
      <style:text-properties officeooo:rsid="002a870a" officeooo:paragraph-rsid="002a870a"/>
    </style:style>
    <style:style style:name="P24" style:family="paragraph" style:parent-style-name="Text_20_body">
      <style:text-properties officeooo:rsid="002c75fe" officeooo:paragraph-rsid="002c75fe"/>
    </style:style>
    <style:style style:name="P25" style:family="paragraph" style:parent-style-name="Text_20_body">
      <style:text-properties officeooo:rsid="0031adc1" officeooo:paragraph-rsid="0031adc1"/>
    </style:style>
    <style:style style:name="P26" style:family="paragraph" style:parent-style-name="Text_20_body">
      <style:text-properties officeooo:rsid="003347d8" officeooo:paragraph-rsid="003347d8"/>
    </style:style>
    <style:style style:name="P27" style:family="paragraph" style:parent-style-name="Text_20_body">
      <style:text-properties officeooo:rsid="002572c8" officeooo:paragraph-rsid="002572c8"/>
    </style:style>
    <style:style style:name="P28" style:family="paragraph" style:parent-style-name="Text_20_body">
      <style:text-properties officeooo:rsid="0043bfa5" officeooo:paragraph-rsid="0043bfa5"/>
    </style:style>
    <style:style style:name="P29" style:family="paragraph" style:parent-style-name="Text_20_body">
      <style:text-properties officeooo:rsid="00519b1c" officeooo:paragraph-rsid="00519b1c"/>
    </style:style>
    <style:style style:name="P30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42acbd"/>
    </style:style>
    <style:style style:name="T8" style:family="text">
      <style:text-properties officeooo:rsid="00062ef1"/>
    </style:style>
    <style:style style:name="T9" style:family="text">
      <style:text-properties officeooo:rsid="000ab9eb"/>
    </style:style>
    <style:style style:name="T10" style:family="text">
      <style:text-properties officeooo:rsid="00094ea5"/>
    </style:style>
    <style:style style:name="T11" style:family="text">
      <style:text-properties officeooo:rsid="00096c0d"/>
    </style:style>
    <style:style style:name="T12" style:family="text">
      <style:text-properties officeooo:rsid="000675f8"/>
    </style:style>
    <style:style style:name="T13" style:family="text">
      <style:text-properties officeooo:rsid="000c2577"/>
    </style:style>
    <style:style style:name="T14" style:family="text">
      <style:text-properties officeooo:rsid="004c7417"/>
    </style:style>
    <style:style style:name="T15" style:family="text">
      <style:text-properties officeooo:rsid="0051eec8"/>
    </style:style>
    <style:style style:name="T16" style:family="text">
      <style:text-properties officeooo:rsid="003cc867"/>
    </style:style>
    <style:style style:name="T17" style:family="text">
      <style:text-properties officeooo:rsid="001238b8"/>
    </style:style>
    <style:style style:name="T18" style:family="text">
      <style:text-properties officeooo:rsid="00471c60"/>
    </style:style>
    <style:style style:name="T19" style:family="text">
      <style:text-properties officeooo:rsid="0049ad47"/>
    </style:style>
    <style:style style:name="T20" style:family="text">
      <style:text-properties officeooo:rsid="001baf61"/>
    </style:style>
    <style:style style:name="T21" style:family="text">
      <style:text-properties officeooo:rsid="001cd0a5"/>
    </style:style>
    <style:style style:name="T22" style:family="text">
      <style:text-properties officeooo:rsid="00231a8e"/>
    </style:style>
    <style:style style:name="T23" style:family="text">
      <style:text-properties officeooo:rsid="003e9f53"/>
    </style:style>
    <style:style style:name="T24" style:family="text">
      <style:text-properties officeooo:rsid="003fda7b"/>
    </style:style>
    <style:style style:name="T25" style:family="text">
      <style:text-properties officeooo:rsid="0024db0d"/>
    </style:style>
    <style:style style:name="T26" style:family="text">
      <style:text-properties officeooo:rsid="0038ea85"/>
    </style:style>
    <style:style style:name="T27" style:family="text">
      <style:text-properties officeooo:rsid="003c7b65"/>
    </style:style>
    <style:style style:name="T28" style:family="text">
      <style:text-properties officeooo:rsid="0029a9cb"/>
    </style:style>
    <style:style style:name="T29" style:family="text">
      <style:text-properties officeooo:rsid="002d649a"/>
    </style:style>
    <style:style style:name="T30" style:family="text">
      <style:text-properties officeooo:rsid="00350708"/>
    </style:style>
    <style:style style:name="T31" style:family="text">
      <style:text-properties officeooo:rsid="0045a92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 </text:span><text:span text:style-name="T7">+ randomnes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8">Python </text:span><text:span text:style-name="T9">(avec Flask)</text:span><text:span text:style-name="T8">, </text:span><text:span text:style-name="T10">SQL </text:span><text:span text:style-name="T11">(avec dBeaver, </text:span>Postgres<text:span text:style-name="T11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2">js ? </text:span><text:span text:style-name="T13">Ou </text:span><text:span text:style-name="T8">Python </text:span><text:span text:style-name="T9">(avec Flask) ?</text:span></text:p>
      <text:p text:style-name="P9"/>
      <text:p text:style-name="P9"/>
      <text:p text:style-name="P10">TO DO NEXT TIME :</text:p>
      <text:p text:style-name="P10">- <text:span text:style-name="T14">streaming video au lieu d’une source direct ? → </text:span><text:span text:style-name="T15">Bird ne marche pas : pas d’audio</text:span></text:p>
      <text:p text:style-name="P11">- <text:span text:style-name="T14">l’algorithme utilise les tags</text:span></text:p>
      <text:p text:style-name="P12"/>
      <text:p text:style-name="P13">Utilisateurs : paramètres, <text:s/>commentaires, <text:span text:style-name="T16">abonnements</text:span></text:p>
      <text:p text:style-name="P14"><text:span text:style-name="T17">page utilisateurs : upload et gestion des vidéos si login → </text:span><text:span text:style-name="T18">cacher vidéo, supprimer vidéo, édition tags, </text:span><text:span text:style-name="T19">gestion des commentaires</text:span></text:p>
      <text:p text:style-name="P15"/>
      <text:p text:style-name="P16">database : </text:p>
      <text:p text:style-name="P16">- date d’upload originale des vidéos, et dernière update de vidéo</text:p>
      <text:p text:style-name="P16">- tableau playlist (watch later + historique+ custom…) relie video, user, nom playlist</text:p>
      <text:p text:style-name="P17">- <text:span text:style-name="T20">abonnement</text:span><text:span text:style-name="T21">s</text:span></text:p>
      <text:p text:style-name="P16"/>
      <text:p text:style-name="P18"/>
      <text:p text:style-name="P19">likes : </text:p>
      <text:p text:style-name="P19"><text:soft-page-break/>→ optimiser requete add_like_dislike</text:p>
      <text:p text:style-name="P19">→ <text:span text:style-name="T22">style des likes lo</text:span><text:span text:style-name="T23">r</text:span><text:span text:style-name="T22">sque non connect</text:span><text:span text:style-name="T24">é </text:span><text:span text:style-name="T22">+ info : dire qu’il faut être connect</text:span><text:span text:style-name="T25">é</text:span></text:p>
      <text:p text:style-name="P20">requete sql longue : </text:p>
      <text:p text:style-name="P20">- séparer en plusieurs variable puis rassembler pour mettre des commentaires</text:p>
      <text:p text:style-name="P20">- <text:span text:style-name="T26">SQL views</text:span></text:p>
      <text:p text:style-name="P21">Enregistrer l’user_pk dans la session → <text:span text:style-name="T27">pour éviter les get_user_pk_from_username(username) excessifs</text:span></text:p>
      <text:p text:style-name="P22">secure_filename() <text:span text:style-name="T28">pour les pseudos et mdp</text:span></text:p>
      <text:p text:style-name="P23">test taille max upload fichier (pfp)</text:p>
      <text:p text:style-name="P24">véri<text:span text:style-name="T29">f</text:span>ier user inputs (login, register, update pfp, update channel_url, <text:span text:style-name="T16">directement dans les urls avec parametre (visit_channel, pfp_of...)</text:span>…)</text:p>
      <text:p text:style-name="P25">lorsque algorithme update_channel() et get channelinfo de hébergeur → get channelinfo/author ?</text:p>
      <text:p text:style-name="P26">Algorithme ? f( Tag des vidéos, likes, dislike, vues, <text:span text:style-name="T30">commentaires</text:span>)</text:p>
      <text:p text:style-name="P27">Cloud flare tunnel</text:p>
      <text:p text:style-name="P28">Les hébergeurs peuvent uploader des vidéos avec les mêmes url : il faudrait que le serveur algorithme donne des url unique, ou valide un url donnée par l’hébergeur. <text:span text:style-name="T31">+ vérif que les URL n’ont pas de /, \, espace,…</text:span></text:p>
      <text:p text:style-name="P28">import uuid</text:p>
      <text:p text:style-name="P29">local_editor → pour la mise à jour des fichiers vidéos, ne devrait pas utiliser le nom du fichier pour l'id de la video</text:p>
      <text:p text:style-name="P30">session secret key</text:p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 Mono" svg:font-family="'SF Mono', SFMono-Regular, Consolas, 'Liberation Mono', Menlo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6-01-31T18:12:20.563000000</dc:date>
    <meta:editing-duration>P1DT22H36M15S</meta:editing-duration>
    <meta:editing-cycles>82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9" meta:word-count="364" meta:character-count="2325" meta:non-whitespace-character-count="1995"/>
  </office:meta>
</office:document-meta>
</file>